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Versregel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r woorden na elkaar.</text:p>
      <text:p text:style-name="P2"/>
      <text:p text:style-name="P1">Hij wordt directeur-generaal.</text:p>
      <text:p text:style-name="Standard"/>
      <text:p text:style-name="P1">Zij wordt vandaag directeur-generaal.</text:p>
      <text:p text:style-name="Standard"/>
      <text:p text:style-name="Standard">Land<text:span text:style-name="T1">t</text:span> je vader op Schiphol?</text:p>
      <text:p text:style-name="Standard"/>
      <text:p text:style-name="Standard">Na<text:span text:style-name="T1">tuur</text:span><text:span text:style-name="T4">lijk!</text:span></text:p>
      <text:p text:style-name="Standard"><text:span text:style-name="T4"/></text:p>
      <text:p text:style-name="Standard">T<text:span text:style-name="T1">o</text:span>ch is het juist.</text:p>
      <text:p text:style-name="Standard"/>
      <text:p text:style-name="Standard"><text:span text:style-name="T1">Amsterdam</text:span> en <text:span text:style-name="T1">Brussel</text:span></text:p>
      <text:p text:style-name="Standard"/>
      <text:p text:style-name="Standard">Heb je <text:span text:style-name="T1">Vlucht langs de Anapoer</text:span> al gelezen?</text:p>
      <text:p text:style-name="Standard"/>
      <text:p text:style-name="P1">'t Is tijd om naar huis te gaan.</text:p>
      <text:p text:style-name="P1"/>
      <text:p text:style-name="P1">Het is tijd om naar huis te gaan.</text:p>
      <text:p text:style-name="P2"/>
      <text:p text:style-name="P1">''t Is tijd om naar huis te gaan.'</text:p>
      <text:p text:style-name="P1"/>
      <text:p text:style-name="P1">'Het is tijd om naar huis te gaan.'</text:p>
      <text:p text:style-name="P1"/>
      <text:p text:style-name="P1">“'t Is tijd om naar huis te gaan.”</text:p>
      <text:p text:style-name="P1"/>
      <text:p text:style-name="P1">“Het is tijd om naar huis te gaan.”</text:p>
      <text:p text:style-name="Standard"/>
      <text:p text:style-name="Standard"><text:span text:style-name="T1">ZUID-AFRIKA</text:span> was zijn droom.</text:p>
      <text:p text:style-name="Standard"/>
      <text:p text:style-name="Standard"><text:span text:style-name="T1">Zuid-Afrika</text:span> was zijn droom.</text:p>
      <text:p text:style-name="Standard"/>
      <text:p text:style-name="Standard">Ze verhuizen naar <text:span text:style-name="T1">West</text:span><text:span text:style-name="T4">-Vlaanderen, niet naar Oost-Vlaanderen.</text:span></text:p>
      <text:p text:style-name="Standard"><text:span text:style-name="T4"/></text:p>
      <text:p text:style-name="Standard"><text:span text:style-name="T1">West</text:span><text:span text:style-name="T4">-Vlaanderen</text:span></text:p>
      <text:p text:style-name="Standard"/>
      <text:p text:style-name="Standard"><text:span text:style-name="T5">BTW</text:span>-tarieven</text:p>
      <text:p text:style-name="Standard"/>
      <text:p text:style-name="Standard"><text:span text:style-name="T2">BTW</text:span>-tarieven</text:p>
      <text:p text:style-name="Standard"/>
      <text:p text:style-name="Standard"><text:span text:style-name="T3">BTW</text:span>-tarieven</text:p>
      <text:p text:style-name="Standard"/>
      <text:p text:style-name="Standard"/>
      <text:p text:style-name="P3">'Er is een Amsterdammer doodgegaan,</text:p>
      <text:p text:style-name="P3">hij liet zijn hondje plassen op de Wallen.</text:p>
      <text:p text:style-name="P3">Zijn rikketik was even blijven staan</text:p>
      <text:p text:style-name="P3">en kijk, hij was al uit de koets gevallen.</text:p>
      <text:p text:style-name="P3">Daar lag hij in de regen, modder op zijn goeie pak.</text:p>
      <text:p text:style-name="P3">Twee kaartjes-voor ...'</text:p>
      <text:p text:style-name="Versrege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Versregel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Paul Verhasselt</meta:initial-creator>
    <meta:creation-date>2011-05-10T09:27:15.53</meta:creation-date>
    <dc:date>2011-05-10T11:38:36.98</dc:date>
    <dc:creator>Jean-Paul Verhasselt</dc:creator>
    <meta:editing-duration>PT2H11M18S</meta:editing-duration>
    <meta:editing-cycles>8</meta:editing-cycles>
    <meta:generator>OpenOffice.org/3.3$Win32 OpenOffice.org_project/330m20$Build-9567</meta:generator>
    <meta:printed-by>Jean-Paul Verhasselt</meta:printed-by>
    <meta:print-date>2011-05-10T10:49:27.64</meta:print-date>
    <meta:document-statistic meta:table-count="0" meta:image-count="0" meta:object-count="0" meta:page-count="1" meta:paragraph-count="27" meta:word-count="143" meta:character-count="805"/>
    <meta:user-defined meta:name="[BRL]Alignment_heading_1">LEFT</meta:user-defined>
    <meta:user-defined meta:name="[BRL]Alignment_heading_2">LEFT</meta:user-defined>
    <meta:user-defined meta:name="[BRL]BraillePageNumberAt">TOP_RIGHT</meta:user-defined>
    <meta:user-defined meta:name="[BRL]DontSplit_heading_2" meta:value-type="boolean">true</meta:user-defined>
    <meta:user-defined meta:name="[BRL]DontSplit_heading_3" meta:value-type="boolean">true</meta:user-defined>
    <meta:user-defined meta:name="[BRL]DontSplit_heading_4" meta:value-type="boolean">true</meta:user-defined>
    <meta:user-defined meta:name="[BRL]DontSplit_paragraph_Versregel" meta:value-type="boolean">true</meta:user-defined>
    <meta:user-defined meta:name="[BRL]ExportCellsPerLine" meta:value-type="float">30</meta:user-defined>
    <meta:user-defined meta:name="[BRL]ExportCharacterSet" meta:value-type="string">DE_DE</meta:user-defined>
    <meta:user-defined meta:name="[BRL]ExportLinesPerPage" meta:value-type="float">28</meta:user-defined>
    <meta:user-defined meta:name="[BRL]FirstLineIndent_heading_3" meta:value-type="float">0</meta:user-defined>
    <meta:user-defined meta:name="[BRL]FirstLineIndent_paragraph_Standard" meta:value-type="float">3</meta:user-defined>
    <meta:user-defined meta:name="[BRL]FirstLineIndent_paragraph_Versregel" meta:value-type="float">0</meta:user-defined>
    <meta:user-defined meta:name="[BRL]FirstLineIndent_toc_2" meta:value-type="float">1</meta:user-defined>
    <meta:user-defined meta:name="[BRL]FirstLineIndent_toc_3" meta:value-type="float">2</meta:user-defined>
    <meta:user-defined meta:name="[BRL]Hyphenation" meta:value-type="boolean">true</meta:user-defined>
    <meta:user-defined meta:name="[BRL]Inherit_paragraph_Versregel" meta:value-type="boolean">false</meta:user-defined>
    <meta:user-defined meta:name="[BRL]KeepEmptyParagraphs_paragraph_Standard" meta:value-type="boolean">true</meta:user-defined>
    <meta:user-defined meta:name="[BRL]KeepWithNext_heading_2" meta:value-type="boolean">true</meta:user-defined>
    <meta:user-defined meta:name="[BRL]KeepWithNext_heading_3" meta:value-type="boolean">true</meta:user-defined>
    <meta:user-defined meta:name="[BRL]KeepWithNext_heading_4" meta:value-type="boolean">true</meta:user-defined>
    <meta:user-defined meta:name="[BRL]LineFillSymbol" meta:value-type="string">⠲</meta:user-defined>
    <meta:user-defined meta:name="[BRL]LinesAbove_heading_1" meta:value-type="float">3</meta:user-defined>
    <meta:user-defined meta:name="[BRL]LinesAbove_heading_2" meta:value-type="float">2</meta:user-defined>
    <meta:user-defined meta:name="[BRL]LinesBelow_heading_1" meta:value-type="float">2</meta:user-defined>
    <meta:user-defined meta:name="[BRL]LinesBelow_heading_2" meta:value-type="float">1</meta:user-defined>
    <meta:user-defined meta:name="[BRL]LinesBelow_heading_3" meta:value-type="float">1</meta:user-defined>
    <meta:user-defined meta:name="[BRL]Math" meta:value-type="string">WISKUNDE</meta:user-defined>
    <meta:user-defined meta:name="[BRL]NewBraillePage_heading_1" meta:value-type="boolean">true</meta:user-defined>
    <meta:user-defined meta:name="[BRL]PageNumberAtTopOnSepLine" meta:value-type="boolean">true</meta:user-defined>
    <meta:user-defined meta:name="[BRL]PageSeparator" meta:value-type="boolean">false</meta:user-defined>
    <meta:user-defined meta:name="[BRL]Runovers_heading_3" meta:value-type="float">0</meta:user-defined>
    <meta:user-defined meta:name="[BRL]Runovers_paragraph_Versregel" meta:value-type="float">3</meta:user-defined>
    <meta:user-defined meta:name="[BRL]Runovers_toc_1" meta:value-type="float">2</meta:user-defined>
    <meta:user-defined meta:name="[BRL]Runovers_toc_2" meta:value-type="float">3</meta:user-defined>
    <meta:user-defined meta:name="[BRL]Runovers_toc_3" meta:value-type="float">4</meta:user-defined>
    <meta:user-defined meta:name="[BRL]TabFleOfContentTitle" meta:value-type="string">Inhoud</meta:user-defined>
  </office:meta>
</office:document-meta>
</file>